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weight="bold" loext:padding-left="0cm" loext:padding-right="0cm" loext:padding-top="0cm" loext:padding-bottom="1.058cm" loext:border-left="none" loext:border-right="none" loext:border-top="none" loext:border-bottom="4.51pt solid #000000"/>
    </style:style>
    <style:style style:name="P2" style:family="paragraph" style:parent-style-name="Preformatted_20_Text">
      <style:paragraph-properties fo:margin-top="0cm" fo:margin-bottom="0cm" loext:contextual-spacing="false" fo:line-height="145%" fo:padding="0cm" fo:border="none"/>
      <style:text-properties style:font-name="ui-monospace" fo:font-size="9.75pt" loext:padding-left="0cm" loext:padding-right="0cm" loext:padding-top="0cm" loext:padding-bottom="1.058cm" loext:border-left="none" loext:border-right="none" loext:border-top="none" loext:border-bottom="4.51pt solid #000000"/>
    </style:style>
    <style:style style:name="P3" style:family="paragraph" style:parent-style-name="Preformatted_20_Text">
      <style:paragraph-properties fo:margin-top="0cm" fo:margin-bottom="0cm" loext:contextual-spacing="false" fo:line-height="145%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45%" fo:padding="0cm" fo:border="non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5" style:family="paragraph" style:parent-style-name="Standard">
      <style:text-properties officeooo:rsid="001fb53e" officeooo:paragraph-rsid="001fb53e"/>
    </style:style>
    <style:style style:name="P6" style:family="paragraph" style:parent-style-name="Standard">
      <style:paragraph-properties fo:margin-left="1.058cm" fo:margin-right="0cm" fo:margin-top="0cm" fo:margin-bottom="0cm" loext:contextual-spacing="false" fo:text-indent="0cm" style:auto-text-indent="false"/>
      <style:text-properties loext:padding-left="0cm" loext:padding-right="0cm" loext:padding-top="0cm" loext:padding-bottom="0.049cm" loext:border-left="none" loext:border-right="none" loext:border-top="none" loext:border-bottom="0.06pt solid #000000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Text_20_body" style:list-style-name="L14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ext_20_body" style:list-style-name="L15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Text_20_body">
      <style:paragraph-properties fo:margin-top="0cm" fo:margin-bottom="0.423cm" loext:contextual-spacing="false"/>
    </style:style>
    <style:style style:name="P18" style:family="paragraph" style:parent-style-name="Text_20_body" style:list-style-name="L1">
      <style:paragraph-properties fo:margin-top="0cm" fo:margin-bottom="0.423cm" loext:contextual-spacing="false"/>
    </style:style>
    <style:style style:name="P19" style:family="paragraph" style:parent-style-name="Text_20_body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0" style:family="paragraph" style:parent-style-name="Text_20_body" style:list-style-name="L2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1" style:family="paragraph" style:parent-style-name="Text_20_body" style:list-style-name="L8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2" style:family="paragraph" style:parent-style-name="Text_20_body" style:list-style-name="L9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3" style:family="paragraph" style:parent-style-name="Text_20_body" style:list-style-name="L11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4" style:family="paragraph" style:parent-style-name="Text_20_body" style:list-style-name="L12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5" style:family="paragraph" style:parent-style-name="Text_20_body" style:list-style-name="L13">
      <style:paragraph-properties fo:margin-top="0cm" fo:margin-bottom="0.423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6" style:family="paragraph" style:parent-style-name="Text_20_body" style:list-style-name="L1">
      <style:paragraph-properties fo:margin-top="0.106cm" fo:margin-bottom="0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7" style:family="paragraph" style:parent-style-name="Text_20_body" style:list-style-name="L2">
      <style:paragraph-properties fo:margin-top="0.106cm" fo:margin-bottom="0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8" style:family="paragraph" style:parent-style-name="Text_20_body" style:list-style-name="L8">
      <style:paragraph-properties fo:margin-top="0.106cm" fo:margin-bottom="0cm" loext:contextual-spacing="false"/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P29" style:family="paragraph" style:parent-style-name="Text_20_body" style:list-style-name="L8">
      <style:paragraph-properties fo:margin-top="0.106cm" fo:margin-bottom="0cm" loext:contextual-spacing="false"/>
    </style:style>
    <style:style style:name="T1" style:family="text">
      <style:text-properties loext:padding-left="0cm" loext:padding-right="0cm" loext:padding-top="0cm" loext:padding-bottom="1.058cm" loext:border-left="none" loext:border-right="none" loext:border-top="none" loext:border-bottom="4.51pt solid #000000"/>
    </style:style>
    <style:style style:name="T2" style:family="text">
      <style:text-properties style:font-name="ui-monospace" fo:font-size="9.75pt"/>
    </style:style>
    <style:style style:name="T3" style:family="text">
      <style:text-properties style:font-name="ui-monospace" fo:font-size="9.75pt" loext:padding="0cm" loext:border="none"/>
    </style:style>
    <style:style style:name="T4" style:family="text">
      <style:text-properties fo:font-size="9.75pt" loext:padding="0cm" loext:border="none"/>
    </style:style>
    <style:style style:name="T5" style:family="text">
      <style:text-properties style:text-line-through-style="none" style:text-line-through-type="none" style:text-underline-style="none" style:text-blinking="false" fo:background-color="transparent" loext:char-shading-value="0" loext:padding-left="0cm" loext:padding-right="0cm" loext:padding-top="0cm" loext:padding-bottom="1.058cm" loext:border-left="none" loext:border-right="none" loext:border-top="none" loext:border-bottom="4.51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section text:style-name="Sect1" text:name="file-checklist-redux-md">
        <text:section text:style-name="Sect1" text:name="file-checklist-redux-md-readme">
          <text:h text:style-name="P1" text:outline-level="1">Checklist do Redux</text:h>
          <text:p text:style-name="P17"><text:span text:style-name="Emphasis"><text:span text:style-name="T1">Antes de começar</text:span></text:span></text:p>
          <text:list xml:id="list4238584944" text:style-name="L1">
            <text:list-item>
              <text:p text:style-name="P18"><text:span text:style-name="T1"> pensar como será o </text:span><text:span text:style-name="Emphasis"><text:span text:style-name="T1">formato</text:span></text:span><text:span text:style-name="T1"> do seu estado global</text:span></text:p>
            </text:list-item>
            <text:list-item>
              <text:p text:style-name="P26"> pensar quais actions serão necessárias na sua aplicação</text:p>
            </text:list-item>
          </text:list>
          <text:p text:style-name="P17"><text:span text:style-name="Emphasis"><text:span text:style-name="T1">Instalação</text:span></text:span></text:p>
          <text:list xml:id="list1931084958" text:style-name="L2">
            <text:list-item>
              <text:p text:style-name="P20"> npx create-react-app my-app-redux;</text:p>
            </text:list-item>
            <text:list-item>
              <text:p text:style-name="P27"> npm install --save redux react-redux;</text:p>
            </text:list-item>
            <text:list-item>
              <text:p text:style-name="P27"> npm install --save redux-devtools-extension</text:p>
            </text:list-item>
          </text:list>
          <text:p text:style-name="P17"><text:span text:style-name="Emphasis"><text:span text:style-name="T1">Criar dentro do diretório src:</text:span></text:span></text:p>
          <text:list xml:id="list2250300068" text:style-name="L3">
            <text:list-item>
              <text:p text:style-name="P13"><text:span text:style-name="T1"> diretório </text:span><text:span text:style-name="Source_20_Text"><text:span text:style-name="T3">redux</text:span></text:span></text:p>
            </text:list-item>
          </text:list>
          <text:p text:style-name="P7"><text:span text:style-name="T1">Criar dentro do diretório </text:span><text:span text:style-name="Source_20_Text"><text:span text:style-name="T3">redux</text:span></text:span></text:p>
          <text:list xml:id="list705837223" text:style-name="L4">
            <text:list-item>
              <text:p text:style-name="P8"><text:soft-page-break/><text:span text:style-name="T1"> diretório </text:span><text:span text:style-name="Source_20_Text"><text:span text:style-name="T3">store</text:span></text:span></text:p>
            </text:list-item>
            <text:list-item>
              <text:p text:style-name="P8"><text:span text:style-name="T1"> diretório </text:span><text:span text:style-name="Source_20_Text"><text:span text:style-name="T3">actions</text:span></text:span></text:p>
            </text:list-item>
            <text:list-item>
              <text:p text:style-name="P8"><text:span text:style-name="T1"> diretório </text:span><text:span text:style-name="Source_20_Text"><text:span text:style-name="T3">reducers</text:span></text:span></text:p>
            </text:list-item>
          </text:list>
          <text:p text:style-name="P7"><text:span text:style-name="Emphasis"><text:span text:style-name="T1">Criar dentro do diretório </text:span></text:span><text:span text:style-name="Emphasis"><text:span text:style-name="Source_20_Text"><text:span text:style-name="T4">store</text:span></text:span></text:span><text:span text:style-name="Emphasis"><text:span text:style-name="T1">:</text:span></text:span></text:p>
          <text:list xml:id="list593688584" text:style-name="L5">
            <text:list-item>
              <text:p text:style-name="P14"><text:span text:style-name="T1"> arquivo </text:span><text:span text:style-name="Source_20_Text"><text:span text:style-name="T3">index.js</text:span></text:span><text:span text:style-name="T1">.</text:span></text:p>
            </text:list-item>
          </text:list>
          <text:p text:style-name="P7"><text:span text:style-name="Emphasis"><text:span text:style-name="T1">Criar dentro do diretório </text:span></text:span><text:span text:style-name="Emphasis"><text:span text:style-name="Source_20_Text"><text:span text:style-name="T4">actions</text:span></text:span></text:span><text:span text:style-name="Emphasis"><text:span text:style-name="T1">:</text:span></text:span></text:p>
          <text:list xml:id="list3349136494" text:style-name="L6">
            <text:list-item>
              <text:p text:style-name="P15"><text:span text:style-name="T1"> arquivo </text:span><text:span text:style-name="Source_20_Text"><text:span text:style-name="T3">index.js</text:span></text:span><text:span text:style-name="T1">.</text:span></text:p>
            </text:list-item>
          </text:list>
          <text:p text:style-name="P7"><text:span text:style-name="Emphasis"><text:span text:style-name="T1">Criar dentro do diretório </text:span></text:span><text:span text:style-name="Emphasis"><text:span text:style-name="Source_20_Text"><text:span text:style-name="T4">reducers</text:span></text:span></text:span><text:span text:style-name="Emphasis"><text:span text:style-name="T1">:</text:span></text:span></text:p>
          <text:list xml:id="list3641563955" text:style-name="L7">
            <text:list-item>
              <text:p text:style-name="P16"><text:span text:style-name="T1"> arquivo </text:span><text:span text:style-name="Source_20_Text"><text:span text:style-name="T3">index.js</text:span></text:span><text:span text:style-name="T1">.</text:span></text:p>
            </text:list-item>
          </text:list>
          <text:p text:style-name="P7"><text:span text:style-name="Emphasis"><text:span text:style-name="T1">Criar dentro do arquivo </text:span></text:span><text:span text:style-name="Emphasis"><text:span text:style-name="Source_20_Text"><text:span text:style-name="T4">redux/store/index.js</text:span></text:span></text:span><text:span text:style-name="Emphasis"><text:span text:style-name="T1">:</text:span></text:span></text:p>
          <text:list xml:id="list1340531184" text:style-name="L8">
            <text:list-item>
              <text:p text:style-name="P21"> importar o createStore</text:p>
            </text:list-item>
            <text:list-item>
              <text:p text:style-name="P29"><text:span text:style-name="T1"> configurar o </text:span><text:a xlink:type="simple" xlink:href="https://github.com/reduxjs/redux-devtools" text:style-name="Internet_20_link" text:visited-style-name="Visited_20_Internet_20_Link"><text:span text:style-name="T5">Redux DevTools</text:span></text:a></text:p>
            </text:list-item>
            <text:list-item>
              <text:p text:style-name="P28"><text:soft-page-break/> importar o rootReducer</text:p>
            </text:list-item>
            <text:list-item>
              <text:p text:style-name="P28"> criar e exportar a store</text:p>
            </text:list-item>
          </text:list>
          <text:p text:style-name="P19">exemplo:</text:p>
          <text:p text:style-name="P2">import { legacy_createStore as createStore } from 'redux';</text:p>
          <text:p text:style-name="P2">import { composeWithDevTools } from 'redux-devtools-extension';</text:p>
          <text:p text:style-name="P2">import rootReducer from '../reducers';</text:p>
          <text:p text:style-name="P3"/>
          <text:p text:style-name="P2">const store = createStore(rootReducer, composeWithDevTools());</text:p>
          <text:p text:style-name="P3"/>
          <text:p text:style-name="P2">export default store;</text:p>
          <text:p text:style-name="P7"><text:span text:style-name="Emphasis"><text:span text:style-name="T1">Criar dentro do arquivo </text:span></text:span><text:span text:style-name="Emphasis"><text:span text:style-name="Source_20_Text"><text:span text:style-name="T4">redux/reducers/index.js</text:span></text:span></text:span><text:span text:style-name="Emphasis"><text:span text:style-name="T1">:</text:span></text:span></text:p>
          <text:list xml:id="list4166193333" text:style-name="L9">
            <text:list-item>
              <text:p text:style-name="P22"> estado inicial</text:p>
            </text:list-item>
            <text:list-item>
              <text:p text:style-name="P9"><text:span text:style-name="T1"> criar função reducer com </text:span><text:span text:style-name="Source_20_Text"><text:span text:style-name="T3">switch</text:span></text:span><text:span text:style-name="T1"> retornando apenas a opção </text:span><text:span text:style-name="Source_20_Text"><text:span text:style-name="T3">default</text:span></text:span></text:p>
            </text:list-item>
            <text:list-item>
              <text:p text:style-name="P9"><text:soft-page-break/><text:span text:style-name="T1"> criar </text:span><text:span text:style-name="Source_20_Text"><text:span text:style-name="T3">rootReducer</text:span></text:span><text:span text:style-name="T1"> usando o </text:span><text:span text:style-name="Source_20_Text"><text:span text:style-name="T3">combineReducers</text:span></text:span></text:p>
            </text:list-item>
            <text:list-item>
              <text:p text:style-name="P9"><text:span text:style-name="T1"> exportar </text:span><text:span text:style-name="Source_20_Text"><text:span text:style-name="T3">rootReducer</text:span></text:span></text:p>
            </text:list-item>
          </text:list>
          <text:p text:style-name="P19">exemplo:</text:p>
          <text:p text:style-name="P2">import { combineReducers } from 'redux';</text:p>
          <text:p text:style-name="P3"/>
          <text:p text:style-name="P2">const INITIAL_STATE = {};</text:p>
          <text:p text:style-name="P3"/>
          <text:p text:style-name="P2">const exampleReducer = (state = INITIAL_STATE, action) =&gt; {</text:p>
          <text:p text:style-name="P4"><text:s/><text:span text:style-name="T2">switch(action.type) {</text:span></text:p>
          <text:p text:style-name="P4"><text:s text:c="3"/><text:span text:style-name="T2">default:</text:span></text:p>
          <text:p text:style-name="P4"><text:s text:c="4"/><text:span text:style-name="T2">return state;</text:span></text:p>
          <text:p text:style-name="P4"><text:s/><text:span text:style-name="T2">}</text:span></text:p>
          <text:p text:style-name="P2">}</text:p>
          <text:p text:style-name="P3"><text:soft-page-break/></text:p>
          <text:p text:style-name="P2">const rootReducer = combineReducers({ exampleReducer })</text:p>
          <text:p text:style-name="P3"/>
          <text:p text:style-name="P2">export default rootReducer;</text:p>
          <text:p text:style-name="P7"><text:span text:style-name="Emphasis"><text:span text:style-name="T1">No arquivo </text:span></text:span><text:span text:style-name="Emphasis"><text:span text:style-name="Source_20_Text"><text:span text:style-name="T4">App.js</text:span></text:span></text:span><text:span text:style-name="Emphasis"><text:span text:style-name="T1">:</text:span></text:span></text:p>
          <text:list xml:id="list4280847175" text:style-name="L10">
            <text:list-item>
              <text:p text:style-name="P10"><text:span text:style-name="T1"> importar a </text:span><text:span text:style-name="Source_20_Text"><text:span text:style-name="T3">store</text:span></text:span></text:p>
            </text:list-item>
            <text:list-item>
              <text:p text:style-name="P10"><text:span text:style-name="T1"> importar o </text:span><text:span text:style-name="Source_20_Text"><text:span text:style-name="T3">Provider</text:span></text:span><text:span text:style-name="T1">, para fornecer os estados a todos os componentes encapsulados pelo </text:span><text:span text:style-name="Source_20_Text"><text:span text:style-name="T3">&lt;App /&gt;</text:span></text:span><text:span text:style-name="T1">.</text:span></text:p>
            </text:list-item>
          </text:list>
          <text:p text:style-name="P19">Exemplo:</text:p>
          <text:p text:style-name="P2">// Na importação</text:p>
          <text:p text:style-name="P2">import { Provider } from 'react-redux';</text:p>
          <text:p text:style-name="P2">import store from './redux/store'</text:p>
          <text:p text:style-name="P2">// No render</text:p>
          <text:p text:style-name="P4"><text:soft-page-break/><text:s/><text:span text:style-name="T2">&lt;Provider store={ store } &gt;</text:span></text:p>
          <text:p text:style-name="P4"><text:s text:c="3"/><text:span text:style-name="T2">&lt;App /&gt;</text:span></text:p>
          <text:p text:style-name="P4"><text:s/><text:span text:style-name="T2">&lt;/Provider&gt;</text:span></text:p>
          <text:p text:style-name="P7"><text:span text:style-name="Emphasis"><text:span text:style-name="T1">Na pasta </text:span></text:span><text:span text:style-name="Emphasis"><text:span text:style-name="Source_20_Text"><text:span text:style-name="T4">actions/index.js</text:span></text:span></text:span><text:span text:style-name="Emphasis"><text:span text:style-name="T1">:</text:span></text:span></text:p>
          <text:list xml:id="list3850845594" text:style-name="L11">
            <text:list-item>
              <text:p text:style-name="P23"> criar e exportar os actionTypes, Exemplo:</text:p>
            </text:list-item>
          </text:list>
          <text:p text:style-name="P2">// ACTIONS TYPES</text:p>
          <text:p text:style-name="P2">export const ADD_EMAIL = 'ADD_EMAIL';</text:p>
          <text:list xml:id="list3422944778" text:style-name="L12">
            <text:list-item>
              <text:p text:style-name="P24"> criar e export os actions creators necessários</text:p>
            </text:list-item>
          </text:list>
          <text:p text:style-name="P2">// ACTIONS CREATORS</text:p>
          <text:p text:style-name="P2">export const addEmail = (email) =&gt; ({</text:p>
          <text:p text:style-name="P4"><text:s text:c="2"/><text:span text:style-name="T2">type: ADD_EMAIL,</text:span></text:p>
          <text:p text:style-name="P4"><text:soft-page-break/><text:s text:c="2"/><text:span text:style-name="T2">email,</text:span></text:p>
          <text:p text:style-name="P2">})</text:p>
          <text:p text:style-name="P17"><text:span text:style-name="Emphasis"><text:span text:style-name="T1">Nos reducers:</text:span></text:span></text:p>
          <text:list xml:id="list2981805031" text:style-name="L13">
            <text:list-item>
              <text:p text:style-name="P25"> criar os casos para cada action criada, retornando o devido estado atualizado</text:p>
            </text:list-item>
          </text:list>
          <text:p text:style-name="P17"><text:span text:style-name="Emphasis"><text:span text:style-name="T1">Nos componentes que irão ler o estado:</text:span></text:span></text:p>
          <text:list xml:id="list3264096979" text:style-name="L14">
            <text:list-item>
              <text:p text:style-name="P11"><text:span text:style-name="T1"> criar a função </text:span><text:span text:style-name="Source_20_Text"><text:span text:style-name="T3">mapStateToProps</text:span></text:span></text:p>
            </text:list-item>
            <text:list-item>
              <text:p text:style-name="P11"><text:span text:style-name="T1"> exportar usando o </text:span><text:span text:style-name="Source_20_Text"><text:span text:style-name="T3">connect</text:span></text:span></text:p>
            </text:list-item>
          </text:list>
          <text:p text:style-name="P17"><text:span text:style-name="Emphasis"><text:span text:style-name="T1">Nos componentes que irão modificar o estado:</text:span></text:span></text:p>
          <text:list xml:id="list3282591014" text:style-name="L15">
            <text:list-item>
              <text:p text:style-name="P12"><text:span text:style-name="T1"> criar a função </text:span><text:span text:style-name="Source_20_Text"><text:span text:style-name="T3">mapDispatchToProps</text:span></text:span></text:p>
            </text:list-item>
            <text:list-item>
              <text:p text:style-name="P12"><text:span text:style-name="T1"> exportar usando o </text:span><text:span text:style-name="Source_20_Text"><text:span text:style-name="T3">connect</text:span></text:span></text:p>
            </text:list-item>
          </text:list>
          <text:p text:style-name="P19">Exemplo:</text:p>
          <text:p text:style-name="P2"><text:soft-page-break/>// No import</text:p>
          <text:p text:style-name="P2">import { connect } from 'react-redux';</text:p>
          <text:p text:style-name="P2">// No export</text:p>
          <text:p text:style-name="P4"><text:span text:style-name="T2">export default connect(mapStateToProps, mapDispatchToProps)(Component)</text:span><text:bookmark text:name="comments"/></text:p>
        </text:section>
      </text:section>
      <text:section text:style-name="Sect1" text:name="gistcomment-4093112">
        <text:p text:style-name="P6"/>
      </text:section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5:09:43.521407916</meta:creation-date>
    <dc:date>2022-06-11T15:38:03.270652560</dc:date>
    <meta:editing-duration>PT8M9S</meta:editing-duration>
    <meta:editing-cycles>1</meta:editing-cycles>
    <meta:document-statistic meta:table-count="0" meta:image-count="0" meta:object-count="0" meta:page-count="8" meta:paragraph-count="81" meta:word-count="358" meta:character-count="2404" meta:non-whitespace-character-count="2111"/>
    <meta:generator>LibreOffice/6.4.7.2$Linux_X86_64 LibreOffice_project/40$Build-2</meta:generator>
  </office:meta>
</office:document-meta>
</file>